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20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76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5.574cm"/>
    </style:style>
    <style:style style:name="co9" style:family="table-column">
      <style:table-column-properties fo:break-before="auto" style:column-width="24.268cm"/>
    </style:style>
    <style:style style:name="co10" style:family="table-column">
      <style:table-column-properties fo:break-before="auto" style:column-width="5.456cm"/>
    </style:style>
    <style:style style:name="co11" style:family="table-column">
      <style:table-column-properties fo:break-before="auto" style:column-width="2.651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10.296cm"/>
    </style:style>
    <style:style style:name="co14" style:family="table-column">
      <style:table-column-properties fo:break-before="auto" style:column-width="2.281cm"/>
    </style:style>
    <style:style style:name="co15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style:font-name-asian="Bitstream Vera Sans" style:font-name-complex="Bitstream Vera Sans"/>
    </style:style>
    <style:style style:name="ce3" style:family="table-cell" style:parent-style-name="Default"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e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BINED</text:p>
          </table:table-cell>
          <table:table-cell office:value-type="string">
            <text:p>The individual parts list on one sheet</text:p>
          </table:table-cell>
          <table:table-cell table:number-columns-repeated="2"/>
        </table:table-row>
        <table:table-row table:style-name="ro1">
          <table:table-cell office:value-type="string">
            <text:p>COMBINED ORDER</text:p>
          </table:table-cell>
          <table:table-cell office:value-type="string">
            <text:p>CSV file suitable for import at <text:a xlink:href="https://ordering.digikey.com/RegisteredUser/TextFileImport.aspx">https://ordering.digikey.com/RegisteredUser/TextFileImport.aspx</text:a></text:p>
          </table:table-cell>
          <table:table-cell table:number-columns-repeated="2"/>
        </table:table-row>
        <table:table-row table:style-name="ro2">
          <table:table-cell office:value-type="string">
            <text:p>DIGIKEY BOM</text:p>
          </table:table-cell>
          <table:table-cell office:value-type="string">
            <text:p>BOM (export as tab CSV) Template suitable for upload at <text:a xlink:href="https://ordering.digikey.com/RegisteredUser/OrderFileUpload.aspx">https://ordering.digikey.com/RegisteredUser/OrderFileUpload.aspx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M Quantity 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BOM Quantity 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BOM Quantity 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bined Order Quantity</text:p>
          </table:table-cell>
          <table:table-cell office:value-type="float" office:value="1">
            <text:p>1</text:p>
          </table:table-cell>
        </table:table-row>
      </table:table>
      <table:table table:name="COMBINED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OQ/MULT</text:p>
          </table:table-cell>
        </table:table-row>
        <table:table-row table:style-name="ro1">
          <table:table-cell table:formula="of:=LEN([.B2]) - LEN(SUBSTITUTE([.B2];&quot;,&quot;;&quot;&quot;)) + 1"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587-1243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]) - LEN(SUBSTITUTE([.B3];&quot;,&quot;;&quot;&quot;)) + 1"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PCC2414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4]) - LEN(SUBSTITUTE([.B4];&quot;,&quot;;&quot;&quot;)) + 1"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587-1437-1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5]) - LEN(SUBSTITUTE([.B5];&quot;,&quot;;&quot;&quot;)) + 1"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BAS70TPMS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6]) - LEN(SUBSTITUTE([.B6];&quot;,&quot;;&quot;&quot;)) + 1" office:value-type="float" office:value="2">
            <text:p>2</text:p>
          </table:table-cell>
          <table:table-cell office:value-type="string">
            <text:p>P1, P2</text:p>
          </table:table-cell>
          <table:table-cell office:value-type="string">
            <text:p>WM7620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7]) - LEN(SUBSTITUTE([.B7];&quot;,&quot;;&quot;&quot;)) + 1"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568-1636-1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8]) - LEN(SUBSTITUTE([.B8];&quot;,&quot;;&quot;&quot;)) + 1"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FDB8442CT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f:=LEN([.B9]) - LEN(SUBSTITUTE([.B9];&quot;,&quot;;&quot;&quot;)) + 1"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541-220F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0]) - LEN(SUBSTITUTE([.B10];&quot;,&quot;;&quot;&quot;)) + 1"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311-470KG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1]) - LEN(SUBSTITUTE([.B11];&quot;,&quot;;&quot;&quot;)) + 1"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541-10.0KF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2]) - LEN(SUBSTITUTE([.B12];&quot;,&quot;;&quot;&quot;)) + 1" office:value-type="float" office:value="1">
            <text:p>1</text:p>
          </table:table-cell>
          <table:table-cell office:value-type="string">
            <text:p>R4</text:p>
          </table:table-cell>
          <table:table-cell office:value-type="string">
            <text:p>311-1.00M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3]) - LEN(SUBSTITUTE([.B13];&quot;,&quot;;&quot;&quot;)) + 1" office:value-type="float" office:value="1">
            <text:p>1</text:p>
          </table:table-cell>
          <table:table-cell office:value-type="string">
            <text:p>R5</text:p>
          </table:table-cell>
          <table:table-cell office:value-type="string">
            <text:p>311-10.0KHRCT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14]) - LEN(SUBSTITUTE([.B14];&quot;,&quot;;&quot;&quot;)) + 1"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1023CT-ND</text:p>
          </table:table-cell>
          <table:table-cell office:value-type="float" office:value="1">
            <text:p>1</text:p>
          </table:table-cell>
        </table:table-row>
      </table:table>
      <table:table table:name="COMBINED ORDER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formula="of:=IF([COMBINED.D2] = 1; [COMBINED.A2]*[INTRODUCTION.$D$11]; MROUND([COMBINED.A2]*[INTRODUCTION.$D$11]+([COMBINED.D2]/2);[COMBINED.D2]))" office:value-type="float" office:value="10">
            <text:p>10</text:p>
          </table:table-cell>
          <table:table-cell table:formula="of:=[COMBINED.C2]" office:value-type="string" office:string-value="587-1243-1-ND">
            <text:p>587-1243-1-ND</text:p>
          </table:table-cell>
          <table:table-cell table:formula="of:=[COMBINED.B2]" office:value-type="string" office:string-value="C1">
            <text:p>C1</text:p>
          </table:table-cell>
        </table:table-row>
        <table:table-row table:style-name="ro1">
          <table:table-cell table:formula="of:=IF([COMBINED.D3] = 1; [COMBINED.A3]*[INTRODUCTION.$D$11]; MROUND([COMBINED.A3]*[INTRODUCTION.$D$11]+([COMBINED.D3]/2);[COMBINED.D3]))" office:value-type="float" office:value="1">
            <text:p>1</text:p>
          </table:table-cell>
          <table:table-cell table:formula="of:=[COMBINED.C3]" office:value-type="string" office:string-value="PCC2414CT-ND">
            <text:p>PCC2414CT-ND</text:p>
          </table:table-cell>
          <table:table-cell table:formula="of:=[COMBINED.B3]" office:value-type="string" office:string-value="C2">
            <text:p>C2</text:p>
          </table:table-cell>
        </table:table-row>
        <table:table-row table:style-name="ro1">
          <table:table-cell table:formula="of:=IF([COMBINED.D4] = 1; [COMBINED.A4]*[INTRODUCTION.$D$11]; MROUND([COMBINED.A4]*[INTRODUCTION.$D$11]+([COMBINED.D4]/2);[COMBINED.D4]))" office:value-type="float" office:value="10">
            <text:p>10</text:p>
          </table:table-cell>
          <table:table-cell table:formula="of:=[COMBINED.C4]" office:value-type="string" office:string-value="587-1437-1-ND">
            <text:p>587-1437-1-ND</text:p>
          </table:table-cell>
          <table:table-cell table:formula="of:=[COMBINED.B4]" office:value-type="string" office:string-value="C3">
            <text:p>C3</text:p>
          </table:table-cell>
        </table:table-row>
        <table:table-row table:style-name="ro1">
          <table:table-cell table:formula="of:=IF([COMBINED.D5] = 1; [COMBINED.A5]*[INTRODUCTION.$D$11]; MROUND([COMBINED.A5]*[INTRODUCTION.$D$11]+([COMBINED.D5]/2);[COMBINED.D5]))" office:value-type="float" office:value="1">
            <text:p>1</text:p>
          </table:table-cell>
          <table:table-cell table:formula="of:=[COMBINED.C5]" office:value-type="string" office:string-value="BAS70TPMSCT-ND">
            <text:p>BAS70TPMSCT-ND</text:p>
          </table:table-cell>
          <table:table-cell table:formula="of:=[COMBINED.B5]" office:value-type="string" office:string-value="D1">
            <text:p>D1</text:p>
          </table:table-cell>
        </table:table-row>
        <table:table-row table:style-name="ro1">
          <table:table-cell table:formula="of:=IF([COMBINED.D6] = 1; [COMBINED.A6]*[INTRODUCTION.$D$11]; MROUND([COMBINED.A6]*[INTRODUCTION.$D$11]+([COMBINED.D6]/2);[COMBINED.D6]))" office:value-type="float" office:value="2">
            <text:p>2</text:p>
          </table:table-cell>
          <table:table-cell table:formula="of:=[COMBINED.C6]" office:value-type="string" office:string-value="WM7620CT-ND">
            <text:p>WM7620CT-ND</text:p>
          </table:table-cell>
          <table:table-cell table:formula="of:=[COMBINED.B6]" office:value-type="string" office:string-value="P1, P2">
            <text:p>P1, P2</text:p>
          </table:table-cell>
        </table:table-row>
        <table:table-row table:style-name="ro1">
          <table:table-cell table:formula="of:=IF([COMBINED.D7] = 1; [COMBINED.A7]*[INTRODUCTION.$D$11]; MROUND([COMBINED.A7]*[INTRODUCTION.$D$11]+([COMBINED.D7]/2);[COMBINED.D7]))" office:value-type="float" office:value="1">
            <text:p>1</text:p>
          </table:table-cell>
          <table:table-cell table:formula="of:=[COMBINED.C7]" office:value-type="string" office:string-value="568-1636-1-ND">
            <text:p>568-1636-1-ND</text:p>
          </table:table-cell>
          <table:table-cell table:formula="of:=[COMBINED.B7]" office:value-type="string" office:string-value="Q1">
            <text:p>Q1</text:p>
          </table:table-cell>
        </table:table-row>
        <table:table-row table:style-name="ro1">
          <table:table-cell table:formula="of:=IF([COMBINED.D8] = 1; [COMBINED.A8]*[INTRODUCTION.$D$11]; MROUND([COMBINED.A8]*[INTRODUCTION.$D$11]+([COMBINED.D8]/2);[COMBINED.D8]))" office:value-type="float" office:value="1">
            <text:p>1</text:p>
          </table:table-cell>
          <table:table-cell table:formula="of:=[COMBINED.C8]" office:value-type="string" office:string-value="FDB8442CT-ND">
            <text:p>FDB8442CT-ND</text:p>
          </table:table-cell>
          <table:table-cell table:formula="of:=[COMBINED.B8]" office:value-type="string" office:string-value="Q2">
            <text:p>Q2</text:p>
          </table:table-cell>
        </table:table-row>
        <table:table-row table:style-name="ro1">
          <table:table-cell table:formula="of:=IF([COMBINED.D9] = 1; [COMBINED.A9]*[INTRODUCTION.$D$11]; MROUND([COMBINED.A9]*[INTRODUCTION.$D$11]+([COMBINED.D9]/2);[COMBINED.D9]))" office:value-type="float" office:value="10">
            <text:p>10</text:p>
          </table:table-cell>
          <table:table-cell table:formula="of:=[COMBINED.C9]" office:value-type="string" office:string-value="541-220FCT-ND">
            <text:p>541-220FCT-ND</text:p>
          </table:table-cell>
          <table:table-cell table:formula="of:=[COMBINED.B9]" office:value-type="string" office:string-value="R1">
            <text:p>R1</text:p>
          </table:table-cell>
        </table:table-row>
        <table:table-row table:style-name="ro1">
          <table:table-cell table:formula="of:=IF([COMBINED.D10] = 1; [COMBINED.A10]*[INTRODUCTION.$D$11]; MROUND([COMBINED.A10]*[INTRODUCTION.$D$11]+([COMBINED.D10]/2);[COMBINED.D10]))" office:value-type="float" office:value="10">
            <text:p>10</text:p>
          </table:table-cell>
          <table:table-cell table:formula="of:=[COMBINED.C10]" office:value-type="string" office:string-value="311-470KGRCT-ND">
            <text:p>311-470KGRCT-ND</text:p>
          </table:table-cell>
          <table:table-cell table:formula="of:=[COMBINED.B10]" office:value-type="string" office:string-value="R2">
            <text:p>R2</text:p>
          </table:table-cell>
        </table:table-row>
        <table:table-row table:style-name="ro1">
          <table:table-cell table:formula="of:=IF([COMBINED.D11] = 1; [COMBINED.A11]*[INTRODUCTION.$D$11]; MROUND([COMBINED.A11]*[INTRODUCTION.$D$11]+([COMBINED.D11]/2);[COMBINED.D11]))" office:value-type="float" office:value="10">
            <text:p>10</text:p>
          </table:table-cell>
          <table:table-cell table:formula="of:=[COMBINED.C11]" office:value-type="string" office:string-value="541-10.0KFCT-ND">
            <text:p>541-10.0KFCT-ND</text:p>
          </table:table-cell>
          <table:table-cell table:formula="of:=[COMBINED.B11]" office:value-type="string" office:string-value="R3">
            <text:p>R3</text:p>
          </table:table-cell>
        </table:table-row>
        <table:table-row table:style-name="ro1">
          <table:table-cell table:formula="of:=IF([COMBINED.D12] = 1; [COMBINED.A12]*[INTRODUCTION.$D$11]; MROUND([COMBINED.A12]*[INTRODUCTION.$D$11]+([COMBINED.D12]/2);[COMBINED.D12]))" office:value-type="float" office:value="10">
            <text:p>10</text:p>
          </table:table-cell>
          <table:table-cell table:formula="of:=[COMBINED.C12]" office:value-type="string" office:string-value="311-1.00MHRCT-ND">
            <text:p>311-1.00MHRCT-ND</text:p>
          </table:table-cell>
          <table:table-cell table:formula="of:=[COMBINED.B12]" office:value-type="string" office:string-value="R4">
            <text:p>R4</text:p>
          </table:table-cell>
        </table:table-row>
        <table:table-row table:style-name="ro1">
          <table:table-cell table:formula="of:=IF([COMBINED.D13] = 1; [COMBINED.A13]*[INTRODUCTION.$D$11]; MROUND([COMBINED.A13]*[INTRODUCTION.$D$11]+([COMBINED.D13]/2);[COMBINED.D13]))" office:value-type="float" office:value="10">
            <text:p>10</text:p>
          </table:table-cell>
          <table:table-cell table:formula="of:=[COMBINED.C13]" office:value-type="string" office:string-value="311-10.0KHRCT-ND">
            <text:p>311-10.0KHRCT-ND</text:p>
          </table:table-cell>
          <table:table-cell table:formula="of:=[COMBINED.B13]" office:value-type="string" office:string-value="R5">
            <text:p>R5</text:p>
          </table:table-cell>
        </table:table-row>
        <table:table-row table:style-name="ro1">
          <table:table-cell table:formula="of:=IF([COMBINED.D14] = 1; [COMBINED.A14]*[INTRODUCTION.$D$11]; MROUND([COMBINED.A14]*[INTRODUCTION.$D$11]+([COMBINED.D14]/2);[COMBINED.D14]))" office:value-type="float" office:value="1">
            <text:p>1</text:p>
          </table:table-cell>
          <table:table-cell table:formula="of:=[COMBINED.C14]" office:value-type="string" office:string-value="SW1023CT-ND">
            <text:p>SW1023CT-ND</text:p>
          </table:table-cell>
          <table:table-cell table:formula="of:=[COMBINED.B14]" office:value-type="string" office:string-value="SW1">
            <text:p>SW1</text:p>
          </table:table-cell>
        </table:table-row>
      </table:table>
      <table:table table:name="DIGIKEY_BOM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table:style-name="Default" office:value-type="string">
            <text:p>Quantity 1</text:p>
          </table:table-cell>
          <table:table-cell table:style-name="Default"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C2]" office:value-type="string" office:string-value="587-1243-1-ND">
            <text:p>587-1243-1-ND</text:p>
          </table:table-cell>
          <table:table-cell table:number-columns-repeated="2"/>
          <table:table-cell table:formula="of:=[COMBINED.B2]" office:value-type="string" office:string-value="C1">
            <text:p>C1</text:p>
          </table:table-cell>
          <table:table-cell table:formula="of:=IF([COMBINED.D2] = 1; [COMBINED.A2]*[INTRODUCTION.$D$7]; MROUND([COMBINED.A2]*[INTRODUCTION.$D$7]+([COMBINED.D2]/2);[COMBINED.D2]))" office:value-type="float" office:value="10">
            <text:p>10</text:p>
          </table:table-cell>
          <table:table-cell table:formula="of:=IF([COMBINED.D2] = 1; [COMBINED.A2]*[INTRODUCTION.$D$8]; MROUND([COMBINED.A2]*[INTRODUCTION.$D$8]+([COMBINED.D2]/2);[COMBINED.D2]))" office:value-type="float" office:value="10">
            <text:p>10</text:p>
          </table:table-cell>
          <table:table-cell table:formula="of:=IF([COMBINED.D2] = 1; [COMBINED.A2]*[INTRODUCTION.$D$9]; MROUND([COMBINED.A2]*[INTRODUCTION.$D$9]+([COMBINED.D2]/2);[COMBINED.D2]))" office:value-type="float" office:value="10">
            <text:p>10</text:p>
          </table:table-cell>
          <table:table-cell/>
        </table:table-row>
        <table:table-row table:style-name="ro1">
          <table:table-cell table:formula="of:=[COMBINED.C3]" office:value-type="string" office:string-value="PCC2414CT-ND">
            <text:p>PCC2414CT-ND</text:p>
          </table:table-cell>
          <table:table-cell table:number-columns-repeated="2"/>
          <table:table-cell table:formula="of:=[COMBINED.B3]" office:value-type="string" office:string-value="C2">
            <text:p>C2</text:p>
          </table:table-cell>
          <table:table-cell table:formula="of:=IF([COMBINED.D3] = 1; [COMBINED.A3]*[INTRODUCTION.$D$7]; MROUND([COMBINED.A3]*[INTRODUCTION.$D$7]+([COMBINED.D3]/2);[COMBINED.D3]))" office:value-type="float" office:value="1">
            <text:p>1</text:p>
          </table:table-cell>
          <table:table-cell table:formula="of:=IF([COMBINED.D3] = 1; [COMBINED.A3]*[INTRODUCTION.$D$8]; MROUND([COMBINED.A3]*[INTRODUCTION.$D$8]+([COMBINED.D3]/2);[COMBINED.D3]))" office:value-type="float" office:value="2">
            <text:p>2</text:p>
          </table:table-cell>
          <table:table-cell table:formula="of:=IF([COMBINED.D3] = 1; [COMBINED.A3]*[INTRODUCTION.$D$9]; MROUND([COMBINED.A3]*[INTRODUCTION.$D$9]+([COMBINED.D3]/2);[COMBINED.D3]))" office:value-type="float" office:value="3">
            <text:p>3</text:p>
          </table:table-cell>
          <table:table-cell/>
        </table:table-row>
        <table:table-row table:style-name="ro1">
          <table:table-cell table:formula="of:=[COMBINED.C4]" office:value-type="string" office:string-value="587-1437-1-ND">
            <text:p>587-1437-1-ND</text:p>
          </table:table-cell>
          <table:table-cell table:number-columns-repeated="2"/>
          <table:table-cell table:formula="of:=[COMBINED.B4]" office:value-type="string" office:string-value="C3">
            <text:p>C3</text:p>
          </table:table-cell>
          <table:table-cell table:formula="of:=IF([COMBINED.D4] = 1; [COMBINED.A4]*[INTRODUCTION.$D$7]; MROUND([COMBINED.A4]*[INTRODUCTION.$D$7]+([COMBINED.D4]/2);[COMBINED.D4]))" office:value-type="float" office:value="10">
            <text:p>10</text:p>
          </table:table-cell>
          <table:table-cell table:formula="of:=IF([COMBINED.D4] = 1; [COMBINED.A4]*[INTRODUCTION.$D$8]; MROUND([COMBINED.A4]*[INTRODUCTION.$D$8]+([COMBINED.D4]/2);[COMBINED.D4]))" office:value-type="float" office:value="10">
            <text:p>10</text:p>
          </table:table-cell>
          <table:table-cell table:formula="of:=IF([COMBINED.D4] = 1; [COMBINED.A4]*[INTRODUCTION.$D$9]; MROUND([COMBINED.A4]*[INTRODUCTION.$D$9]+([COMBINED.D4]/2);[COMBINED.D4]))" office:value-type="float" office:value="10">
            <text:p>10</text:p>
          </table:table-cell>
          <table:table-cell/>
        </table:table-row>
        <table:table-row table:style-name="ro1">
          <table:table-cell table:formula="of:=[COMBINED.C5]" office:value-type="string" office:string-value="BAS70TPMSCT-ND">
            <text:p>BAS70TPMSCT-ND</text:p>
          </table:table-cell>
          <table:table-cell table:number-columns-repeated="2"/>
          <table:table-cell table:formula="of:=[COMBINED.B5]" office:value-type="string" office:string-value="D1">
            <text:p>D1</text:p>
          </table:table-cell>
          <table:table-cell table:formula="of:=IF([COMBINED.D5] = 1; [COMBINED.A5]*[INTRODUCTION.$D$7]; MROUND([COMBINED.A5]*[INTRODUCTION.$D$7]+([COMBINED.D5]/2);[COMBINED.D5]))" office:value-type="float" office:value="1">
            <text:p>1</text:p>
          </table:table-cell>
          <table:table-cell table:formula="of:=IF([COMBINED.D5] = 1; [COMBINED.A5]*[INTRODUCTION.$D$8]; MROUND([COMBINED.A5]*[INTRODUCTION.$D$8]+([COMBINED.D5]/2);[COMBINED.D5]))" office:value-type="float" office:value="2">
            <text:p>2</text:p>
          </table:table-cell>
          <table:table-cell table:formula="of:=IF([COMBINED.D5] = 1; [COMBINED.A5]*[INTRODUCTION.$D$9]; MROUND([COMBINED.A5]*[INTRODUCTION.$D$9]+([COMBINED.D5]/2);[COMBINED.D5]))" office:value-type="float" office:value="3">
            <text:p>3</text:p>
          </table:table-cell>
          <table:table-cell/>
        </table:table-row>
        <table:table-row table:style-name="ro1">
          <table:table-cell table:formula="of:=[COMBINED.C6]" office:value-type="string" office:string-value="WM7620CT-ND">
            <text:p>WM7620CT-ND</text:p>
          </table:table-cell>
          <table:table-cell table:number-columns-repeated="2"/>
          <table:table-cell table:formula="of:=[COMBINED.B6]" office:value-type="string" office:string-value="P1, P2">
            <text:p>P1, P2</text:p>
          </table:table-cell>
          <table:table-cell table:formula="of:=IF([COMBINED.D6] = 1; [COMBINED.A6]*[INTRODUCTION.$D$7]; MROUND([COMBINED.A6]*[INTRODUCTION.$D$7]+([COMBINED.D6]/2);[COMBINED.D6]))" office:value-type="float" office:value="2">
            <text:p>2</text:p>
          </table:table-cell>
          <table:table-cell table:formula="of:=IF([COMBINED.D6] = 1; [COMBINED.A6]*[INTRODUCTION.$D$8]; MROUND([COMBINED.A6]*[INTRODUCTION.$D$8]+([COMBINED.D6]/2);[COMBINED.D6]))" office:value-type="float" office:value="4">
            <text:p>4</text:p>
          </table:table-cell>
          <table:table-cell table:formula="of:=IF([COMBINED.D6] = 1; [COMBINED.A6]*[INTRODUCTION.$D$9]; MROUND([COMBINED.A6]*[INTRODUCTION.$D$9]+([COMBINED.D6]/2);[COMBINED.D6]))" office:value-type="float" office:value="6">
            <text:p>6</text:p>
          </table:table-cell>
          <table:table-cell/>
        </table:table-row>
        <table:table-row table:style-name="ro1">
          <table:table-cell table:formula="of:=[COMBINED.C7]" office:value-type="string" office:string-value="568-1636-1-ND">
            <text:p>568-1636-1-ND</text:p>
          </table:table-cell>
          <table:table-cell table:number-columns-repeated="2"/>
          <table:table-cell table:formula="of:=[COMBINED.B7]" office:value-type="string" office:string-value="Q1">
            <text:p>Q1</text:p>
          </table:table-cell>
          <table:table-cell table:formula="of:=IF([COMBINED.D7] = 1; [COMBINED.A7]*[INTRODUCTION.$D$7]; MROUND([COMBINED.A7]*[INTRODUCTION.$D$7]+([COMBINED.D7]/2);[COMBINED.D7]))" office:value-type="float" office:value="1">
            <text:p>1</text:p>
          </table:table-cell>
          <table:table-cell table:formula="of:=IF([COMBINED.D7] = 1; [COMBINED.A7]*[INTRODUCTION.$D$8]; MROUND([COMBINED.A7]*[INTRODUCTION.$D$8]+([COMBINED.D7]/2);[COMBINED.D7]))" office:value-type="float" office:value="2">
            <text:p>2</text:p>
          </table:table-cell>
          <table:table-cell table:formula="of:=IF([COMBINED.D7] = 1; [COMBINED.A7]*[INTRODUCTION.$D$9]; MROUND([COMBINED.A7]*[INTRODUCTION.$D$9]+([COMBINED.D7]/2);[COMBINED.D7]))" office:value-type="float" office:value="3">
            <text:p>3</text:p>
          </table:table-cell>
          <table:table-cell/>
        </table:table-row>
        <table:table-row table:style-name="ro1">
          <table:table-cell table:formula="of:=[COMBINED.C8]" office:value-type="string" office:string-value="FDB8442CT-ND">
            <text:p>FDB8442CT-ND</text:p>
          </table:table-cell>
          <table:table-cell table:number-columns-repeated="2"/>
          <table:table-cell table:formula="of:=[COMBINED.B8]" office:value-type="string" office:string-value="Q2">
            <text:p>Q2</text:p>
          </table:table-cell>
          <table:table-cell table:formula="of:=IF([COMBINED.D8] = 1; [COMBINED.A8]*[INTRODUCTION.$D$7]; MROUND([COMBINED.A8]*[INTRODUCTION.$D$7]+([COMBINED.D8]/2);[COMBINED.D8]))" office:value-type="float" office:value="1">
            <text:p>1</text:p>
          </table:table-cell>
          <table:table-cell table:formula="of:=IF([COMBINED.D8] = 1; [COMBINED.A8]*[INTRODUCTION.$D$8]; MROUND([COMBINED.A8]*[INTRODUCTION.$D$8]+([COMBINED.D8]/2);[COMBINED.D8]))" office:value-type="float" office:value="2">
            <text:p>2</text:p>
          </table:table-cell>
          <table:table-cell table:formula="of:=IF([COMBINED.D8] = 1; [COMBINED.A8]*[INTRODUCTION.$D$9]; MROUND([COMBINED.A8]*[INTRODUCTION.$D$9]+([COMBINED.D8]/2);[COMBINED.D8]))" office:value-type="float" office:value="3">
            <text:p>3</text:p>
          </table:table-cell>
          <table:table-cell/>
        </table:table-row>
        <table:table-row table:style-name="ro1">
          <table:table-cell table:formula="of:=[COMBINED.C9]" office:value-type="string" office:string-value="541-220FCT-ND">
            <text:p>541-220FCT-ND</text:p>
          </table:table-cell>
          <table:table-cell table:number-columns-repeated="2"/>
          <table:table-cell table:formula="of:=[COMBINED.B9]" office:value-type="string" office:string-value="R1">
            <text:p>R1</text:p>
          </table:table-cell>
          <table:table-cell table:formula="of:=IF([COMBINED.D9] = 1; [COMBINED.A9]*[INTRODUCTION.$D$7]; MROUND([COMBINED.A9]*[INTRODUCTION.$D$7]+([COMBINED.D9]/2);[COMBINED.D9]))" office:value-type="float" office:value="10">
            <text:p>10</text:p>
          </table:table-cell>
          <table:table-cell table:formula="of:=IF([COMBINED.D9] = 1; [COMBINED.A9]*[INTRODUCTION.$D$8]; MROUND([COMBINED.A9]*[INTRODUCTION.$D$8]+([COMBINED.D9]/2);[COMBINED.D9]))" office:value-type="float" office:value="10">
            <text:p>10</text:p>
          </table:table-cell>
          <table:table-cell table:formula="of:=IF([COMBINED.D9] = 1; [COMBINED.A9]*[INTRODUCTION.$D$9]; MROUND([COMBINED.A9]*[INTRODUCTION.$D$9]+([COMBINED.D9]/2);[COMBINED.D9]))" office:value-type="float" office:value="10">
            <text:p>10</text:p>
          </table:table-cell>
          <table:table-cell/>
        </table:table-row>
        <table:table-row table:style-name="ro1">
          <table:table-cell table:formula="of:=[COMBINED.C10]" office:value-type="string" office:string-value="311-470KGRCT-ND">
            <text:p>311-470KGRCT-ND</text:p>
          </table:table-cell>
          <table:table-cell table:number-columns-repeated="2"/>
          <table:table-cell table:formula="of:=[COMBINED.B10]" office:value-type="string" office:string-value="R2">
            <text:p>R2</text:p>
          </table:table-cell>
          <table:table-cell table:formula="of:=IF([COMBINED.D10] = 1; [COMBINED.A10]*[INTRODUCTION.$D$7]; MROUND([COMBINED.A10]*[INTRODUCTION.$D$7]+([COMBINED.D10]/2);[COMBINED.D10]))" office:value-type="float" office:value="10">
            <text:p>10</text:p>
          </table:table-cell>
          <table:table-cell table:formula="of:=IF([COMBINED.D10] = 1; [COMBINED.A10]*[INTRODUCTION.$D$8]; MROUND([COMBINED.A10]*[INTRODUCTION.$D$8]+([COMBINED.D10]/2);[COMBINED.D10]))" office:value-type="float" office:value="10">
            <text:p>10</text:p>
          </table:table-cell>
          <table:table-cell table:formula="of:=IF([COMBINED.D10] = 1; [COMBINED.A10]*[INTRODUCTION.$D$9]; MROUND([COMBINED.A10]*[INTRODUCTION.$D$9]+([COMBINED.D10]/2);[COMBINED.D10]))" office:value-type="float" office:value="10">
            <text:p>10</text:p>
          </table:table-cell>
          <table:table-cell/>
        </table:table-row>
        <table:table-row table:style-name="ro1">
          <table:table-cell table:formula="of:=[COMBINED.C11]" office:value-type="string" office:string-value="541-10.0KFCT-ND">
            <text:p>541-10.0KFCT-ND</text:p>
          </table:table-cell>
          <table:table-cell table:number-columns-repeated="2"/>
          <table:table-cell table:formula="of:=[COMBINED.B11]" office:value-type="string" office:string-value="R3">
            <text:p>R3</text:p>
          </table:table-cell>
          <table:table-cell table:formula="of:=IF([COMBINED.D11] = 1; [COMBINED.A11]*[INTRODUCTION.$D$7]; MROUND([COMBINED.A11]*[INTRODUCTION.$D$7]+([COMBINED.D11]/2);[COMBINED.D11]))" office:value-type="float" office:value="10">
            <text:p>10</text:p>
          </table:table-cell>
          <table:table-cell table:formula="of:=IF([COMBINED.D11] = 1; [COMBINED.A11]*[INTRODUCTION.$D$8]; MROUND([COMBINED.A11]*[INTRODUCTION.$D$8]+([COMBINED.D11]/2);[COMBINED.D11]))" office:value-type="float" office:value="10">
            <text:p>10</text:p>
          </table:table-cell>
          <table:table-cell table:formula="of:=IF([COMBINED.D11] = 1; [COMBINED.A11]*[INTRODUCTION.$D$9]; MROUND([COMBINED.A11]*[INTRODUCTION.$D$9]+([COMBINED.D11]/2);[COMBINED.D11]))" office:value-type="float" office:value="10">
            <text:p>10</text:p>
          </table:table-cell>
          <table:table-cell/>
        </table:table-row>
        <table:table-row table:style-name="ro1">
          <table:table-cell table:formula="of:=[COMBINED.C12]" office:value-type="string" office:string-value="311-1.00MHRCT-ND">
            <text:p>311-1.00MHRCT-ND</text:p>
          </table:table-cell>
          <table:table-cell table:number-columns-repeated="2"/>
          <table:table-cell table:formula="of:=[COMBINED.B12]" office:value-type="string" office:string-value="R4">
            <text:p>R4</text:p>
          </table:table-cell>
          <table:table-cell table:formula="of:=IF([COMBINED.D12] = 1; [COMBINED.A12]*[INTRODUCTION.$D$7]; MROUND([COMBINED.A12]*[INTRODUCTION.$D$7]+([COMBINED.D12]/2);[COMBINED.D12]))" office:value-type="float" office:value="10">
            <text:p>10</text:p>
          </table:table-cell>
          <table:table-cell table:formula="of:=IF([COMBINED.D12] = 1; [COMBINED.A12]*[INTRODUCTION.$D$8]; MROUND([COMBINED.A12]*[INTRODUCTION.$D$8]+([COMBINED.D12]/2);[COMBINED.D12]))" office:value-type="float" office:value="10">
            <text:p>10</text:p>
          </table:table-cell>
          <table:table-cell table:formula="of:=IF([COMBINED.D12] = 1; [COMBINED.A12]*[INTRODUCTION.$D$9]; MROUND([COMBINED.A12]*[INTRODUCTION.$D$9]+([COMBINED.D12]/2);[COMBINED.D12]))" office:value-type="float" office:value="10">
            <text:p>10</text:p>
          </table:table-cell>
          <table:table-cell/>
        </table:table-row>
        <table:table-row table:style-name="ro1">
          <table:table-cell table:formula="of:=[COMBINED.C13]" office:value-type="string" office:string-value="311-10.0KHRCT-ND">
            <text:p>311-10.0KHRCT-ND</text:p>
          </table:table-cell>
          <table:table-cell table:number-columns-repeated="2"/>
          <table:table-cell table:formula="of:=[COMBINED.B13]" office:value-type="string" office:string-value="R5">
            <text:p>R5</text:p>
          </table:table-cell>
          <table:table-cell table:formula="of:=IF([COMBINED.D13] = 1; [COMBINED.A13]*[INTRODUCTION.$D$7]; MROUND([COMBINED.A13]*[INTRODUCTION.$D$7]+([COMBINED.D13]/2);[COMBINED.D13]))" office:value-type="float" office:value="10">
            <text:p>10</text:p>
          </table:table-cell>
          <table:table-cell table:formula="of:=IF([COMBINED.D13] = 1; [COMBINED.A13]*[INTRODUCTION.$D$8]; MROUND([COMBINED.A13]*[INTRODUCTION.$D$8]+([COMBINED.D13]/2);[COMBINED.D13]))" office:value-type="float" office:value="10">
            <text:p>10</text:p>
          </table:table-cell>
          <table:table-cell table:formula="of:=IF([COMBINED.D13] = 1; [COMBINED.A13]*[INTRODUCTION.$D$9]; MROUND([COMBINED.A13]*[INTRODUCTION.$D$9]+([COMBINED.D13]/2);[COMBINED.D13]))" office:value-type="float" office:value="10">
            <text:p>10</text:p>
          </table:table-cell>
          <table:table-cell/>
        </table:table-row>
        <table:table-row table:style-name="ro1">
          <table:table-cell table:formula="of:=[COMBINED.C14]" office:value-type="string" office:string-value="SW1023CT-ND">
            <text:p>SW1023CT-ND</text:p>
          </table:table-cell>
          <table:table-cell table:number-columns-repeated="2"/>
          <table:table-cell table:formula="of:=[COMBINED.B14]" office:value-type="string" office:string-value="SW1">
            <text:p>SW1</text:p>
          </table:table-cell>
          <table:table-cell table:formula="of:=IF([COMBINED.D14] = 1; [COMBINED.A14]*[INTRODUCTION.$D$7]; MROUND([COMBINED.A14]*[INTRODUCTION.$D$7]+([COMBINED.D14]/2);[COMBINED.D14]))" office:value-type="float" office:value="1">
            <text:p>1</text:p>
          </table:table-cell>
          <table:table-cell table:formula="of:=IF([COMBINED.D14] = 1; [COMBINED.A14]*[INTRODUCTION.$D$8]; MROUND([COMBINED.A14]*[INTRODUCTION.$D$8]+([COMBINED.D14]/2);[COMBINED.D14]))" office:value-type="float" office:value="2">
            <text:p>2</text:p>
          </table:table-cell>
          <table:table-cell table:formula="of:=IF([COMBINED.D14] = 1; [COMBINED.A14]*[INTRODUCTION.$D$9]; MROUND([COMBINED.A14]*[INTRODUCTION.$D$9]+([COMBINED.D14]/2);[COMBINED.D14]))" office:value-type="float" office:value="3">
            <text:p>3</text:p>
          </table:table-cell>
          <table:table-cell/>
        </table:table-row>
        <table:table-row table:style-name="ro1" table:number-rows-repeated="83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'COMBINED ORDER'.A1:'COMBINED ORDER'.C655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8:4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9T18:42:22</dc:date>
    <meta:editing-cycles>53</meta:editing-cycles>
    <meta:editing-duration>PT19H26M45S</meta:editing-duration>
    <meta:printed-by>John Stowers</meta:printed-by>
    <meta:print-date>2009-06-26T12:42:39</meta:print-date>
    <meta:document-statistic meta:table-count="4" meta:cell-count="186" meta:object-count="0"/>
    <meta:user-defined meta:name="Info 1"/>
    <meta:user-defined meta:name="Info 2"/>
    <meta:user-defined meta:name="Info 3"/>
    <meta:user-defined meta:name="Info 4"/>
  </office:meta>
</office:document-meta>
</file>